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46cm" svg:height="19.827cm" svg:x="0.154cm" svg:y="0.5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7:32:42.031150202</meta:creation-date>
    <dc:date>2019-08-21T00:49:02.243391994</dc:date>
    <meta:editing-duration>PT20M7S</meta:editing-duration>
    <meta:editing-cycles>4</meta:editing-cycles>
    <meta:generator>LibreOffice/6.0.7.3$Linux_X86_64 LibreOffice_project/00m0$Build-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5pt"/>
    </style:style>
    <style:style style:name="ch3" style:family="chart">
      <style:chart-properties chart:auto-position="true"/>
      <style:graphic-properties svg:stroke-width="0.051cm" svg:stroke-color="#111111" draw:fill="none" draw:fill-color="#e6e6e6"/>
      <style:text-properties fo:font-size="14pt" style:font-size-asian="10pt" style:font-size-complex="14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3pt" style:font-size-asian="10pt" style:font-size-complex="13pt"/>
    </style:style>
    <style:style style:name="ch6" style:family="chart">
      <style:chart-properties chart:auto-position="true" style:rotation-angle="0"/>
      <style:text-properties fo:font-size="14pt" style:font-size-asian="9pt" style:font-size-complex="14pt"/>
    </style:style>
    <style:style style:name="ch7" style:family="chart">
      <style:chart-properties chart:auto-position="true" style:rotation-angle="90"/>
      <style:text-properties fo:font-size="14pt" style:font-size-asian="9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47cm" svg:height="19.828cm" xlink:href="." xlink:type="simple" chart:class="chart:scatter" chart:style-name="ch1">
        <chart:title svg:x="8.946cm" svg:y="0.531cm" chart:style-name="ch2">
          <text:p>Maximum Relative Error on the centerline</text:p>
        </chart:title>
        <chart:legend chart:legend-position="end" svg:x="24.524cm" svg:y="8.55cm" style:legend-expansion="high" chart:style-name="ch3"/>
        <chart:plot-area chart:style-name="ch4" chart:data-source-has-labels="both" svg:x="1.859cm" svg:y="1.828cm" svg:width="22.109cm" svg:height="16.331cm">
          <chartooo:coordinate-region svg:x="2.719cm" svg:y="2.081cm" svg:width="21.009cm" svg:height="15.325cm"/>
          <chart:axis chart:dimension="x" chart:name="primary-x" chart:style-name="ch5" chartooo:axis-type="auto">
            <chart:title svg:x="9.464cm" svg:y="18.555cm" chart:style-name="ch6">
              <text:p>Relaxation time in lattice units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13.151cm" chart:style-name="ch7">
              <text:p>Maximum relative Error (%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D$2:.$D$11" chart:label-cell-address="local-table.$D$1" chart:class="chart:scatter">
            <chart:data-point chart:repeated="10"/>
          </chart:series>
          <chart:series chart:style-name="ch11" chart:values-cell-range-address="local-table.$E$2:.$E$11" chart:label-cell-address="local-table.$E$1" chart:class="chart:scatter">
            <chart:data-point chart:repeated="10"/>
          </chart:series>
          <chart:series chart:style-name="ch12" chart:values-cell-range-address="local-table.$F$2:.$F$11" chart:label-cell-address="local-table.$F$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* = 0.1</text:p>
              </table:table-cell>
              <table:table-cell office:value-type="string">
                <text:p>t* = 0.15</text:p>
              </table:table-cell>
              <table:table-cell office:value-type="string">
                <text:p>t* = 0.20</text:p>
              </table:table-cell>
              <table:table-cell office:value-type="string">
                <text:p>t* = 0.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107400965436403">
                <text:p>0.0107400965436403</text:p>
              </table:table-cell>
              <table:table-cell office:value-type="float" office:value="0.00339010762068268">
                <text:p>0.00339010762068268</text:p>
              </table:table-cell>
              <table:table-cell office:value-type="float" office:value="0.00119485504454831">
                <text:p>0.00119485504454831</text:p>
              </table:table-cell>
              <table:table-cell office:value-type="float" office:value="0.000161477150518475">
                <text:p>0.0001614771505184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755809425602085">
                <text:p>0.00755809425602085</text:p>
              </table:table-cell>
              <table:table-cell office:value-type="float" office:value="0.00321906702672627">
                <text:p>0.00321906702672627</text:p>
              </table:table-cell>
              <table:table-cell office:value-type="float" office:value="0.0031054137203784">
                <text:p>0.0031054137203784</text:p>
              </table:table-cell>
              <table:table-cell office:value-type="float" office:value="0.000790742001498089">
                <text:p>0.000790742001498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67601925004292">
                <text:p>0.0167601925004292</text:p>
              </table:table-cell>
              <table:table-cell office:value-type="float" office:value="0.0187210418502672">
                <text:p>0.0187210418502672</text:p>
              </table:table-cell>
              <table:table-cell office:value-type="float" office:value="0.0113163480139492">
                <text:p>0.0113163480139492</text:p>
              </table:table-cell>
              <table:table-cell office:value-type="float" office:value="0.00280169567755816">
                <text:p>0.00280169567755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87142775506642">
                <text:p>0.0587142775506642</text:p>
              </table:table-cell>
              <table:table-cell office:value-type="float" office:value="0.0465391441631496">
                <text:p>0.0465391441631496</text:p>
              </table:table-cell>
              <table:table-cell office:value-type="float" office:value="0.0234532458855887">
                <text:p>0.0234532458855887</text:p>
              </table:table-cell>
              <table:table-cell office:value-type="float" office:value="0.00581503481270797">
                <text:p>0.00581503481270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7684786821043">
                <text:p>0.107684786821043</text:p>
              </table:table-cell>
              <table:table-cell office:value-type="float" office:value="0.0799708588672706">
                <text:p>0.0799708588672706</text:p>
              </table:table-cell>
              <table:table-cell office:value-type="float" office:value="0.0442863496219892">
                <text:p>0.0442863496219892</text:p>
              </table:table-cell>
              <table:table-cell office:value-type="float" office:value="0.00982741271069343">
                <text:p>0.00982741271069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81736069729712">
                <text:p>0.181736069729712</text:p>
              </table:table-cell>
              <table:table-cell office:value-type="float" office:value="0.121372703615318">
                <text:p>0.121372703615318</text:p>
              </table:table-cell>
              <table:table-cell office:value-type="float" office:value="0.0651329309245537">
                <text:p>0.0651329309245537</text:p>
              </table:table-cell>
              <table:table-cell office:value-type="float" office:value="0.0153577514055142">
                <text:p>0.0153577514055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2454182449553">
                <text:p>0.252454182449553</text:p>
              </table:table-cell>
              <table:table-cell office:value-type="float" office:value="0.168606812491304">
                <text:p>0.168606812491304</text:p>
              </table:table-cell>
              <table:table-cell office:value-type="float" office:value="0.0954812488883314">
                <text:p>0.0954812488883314</text:p>
              </table:table-cell>
              <table:table-cell office:value-type="float" office:value="0.0211395072631808">
                <text:p>0.0211395072631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52353517244124">
                <text:p>0.352353517244124</text:p>
              </table:table-cell>
              <table:table-cell office:value-type="float" office:value="0.231897644719036">
                <text:p>0.231897644719036</text:p>
              </table:table-cell>
              <table:table-cell office:value-type="float" office:value="0.123618123259619">
                <text:p>0.123618123259619</text:p>
              </table:table-cell>
              <table:table-cell office:value-type="float" office:value="0.0285696230271528">
                <text:p>0.0285696230271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31517029168568">
                <text:p>0.431517029168568</text:p>
              </table:table-cell>
              <table:table-cell office:value-type="float" office:value="0.306880865464668">
                <text:p>0.306880865464668</text:p>
              </table:table-cell>
              <table:table-cell office:value-type="float" office:value="0.160540031003705">
                <text:p>0.160540031003705</text:p>
              </table:table-cell>
              <table:table-cell office:value-type="float" office:value="0.0372063846540006">
                <text:p>0.037206384654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8591172930387">
                <text:p>0.558591172930387</text:p>
              </table:table-cell>
              <table:table-cell office:value-type="float" office:value="0.379283099054614">
                <text:p>0.379283099054614</text:p>
              </table:table-cell>
              <table:table-cell office:value-type="float" office:value="0.203514606003359">
                <text:p>0.203514606003359</text:p>
              </table:table-cell>
              <table:table-cell office:value-type="float" office:value="0.0457421263928945">
                <text:p>0.0457421263928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